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8</text:p>
      <text:p text:style-name="Standard"/>
      <text:p text:style-name="Standard">SPEECH:</text:p>
      <text:p text:style-name="Standard"/>
      <text:p text:style-name="Standard">Replying to received message:</text:p>
      <text:list xml:id="list148785850" text:style-name="L1">
        <text:list-item>
          <text:p text:style-name="P1">Reading message:</text:p>
          <text:list>
            <text:list-item>
              <text:p text:style-name="P1">Successful. Spoke “Read message.”</text:p>
            </text:list-item>
          </text:list>
        </text:list-item>
        <text:list-item>
          <text:p text:style-name="P1">Replying to message:</text:p>
          <text:list>
            <text:list-item>
              <text:p text:style-name="P1">Successful. Spoke “Reply.”</text:p>
            </text:list-item>
            <text:list-item>
              <text:p text:style-name="P1">Successful. Spoke “Hey, man.” Text input properly.</text:p>
            </text:list-item>
            <text:list-item>
              <text:p text:style-name="P1">Successful. Spoke “Read message.” Message read.</text:p>
            </text:list-item>
            <text:list-item>
              <text:p text:style-name="P1">Successful. Spoke “Send message.” Message sent.</text:p>
            </text:list-item>
          </text:list>
        </text:list-item>
        <text:list-item>
          <text:p text:style-name="P1">Headphones option</text:p>
          <text:list>
            <text:list-item>
              <text:p text:style-name="P1">Successful. Spoke “Headphone on.” Headphones option turned on.</text:p>
            </text:list-item>
          </text:list>
        </text:list-item>
        <text:list-item>
          <text:p text:style-name="P1">Defer received message.</text:p>
          <text:list>
            <text:list-item>
              <text:p text:style-name="P1">Successful. Spoke “Ignore.” Message ignored.</text:p>
            </text:list-item>
          </text:list>
        </text:list-item>
      </text:list>
      <text:p text:style-name="Horizontal_20_Line"/>
      <text:p text:style-name="Standard">GUI:</text:p>
      <text:p text:style-name="Standard"><text:s/>Note: User has not previously used an Android phone.</text:p>
      <text:p text:style-name="Standard"/>
      <text:list xml:id="list1788205664" text:style-name="L2">
        <text:list-item>
          <text:p text:style-name="P2">Deferring message:</text:p>
          <text:list>
            <text:list-item>
              <text:p text:style-name="P2">Successful. Pressed Ignore.</text:p>
            </text:list-item>
          </text:list>
        </text:list-item>
        <text:list-item>
          <text:p text:style-name="P2">Headphones option</text:p>
          <text:list>
            <text:list-item>
              <text:p text:style-name="P2">Successful. Pressed menu button. Pressed Headphones.</text:p>
            </text:list-item>
          </text:list>
        </text:list-item>
        <text:list-item>
          <text:p text:style-name="P2">Composing a new message:</text:p>
          <text:list>
            <text:list-item>
              <text:p text:style-name="P2">Successful. Pressed Compose New.</text:p>
            </text:list-item>
            <text:list-item>
              <text:p text:style-name="P2">Successful. Pressed Contact. Selected contact.</text:p>
            </text:list-item>
            <text:list-item>
              <text:p text:style-name="P2">Successful. Pressed Compose.</text:p>
            </text:list-item>
            <text:list-item>
              <text:p text:style-name="P2">Successful. Entered message with on-screen keyboard, portrait.</text:p>
            </text:list-item>
            <text:list-item>
              <text:p text:style-name="P2">Successful. Pressed Send. Message sent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Dudish</meta:initial-creator>
    <meta:creation-date>2010-10-28T19:11:40</meta:creation-date>
    <dc:date>2010-10-29T14:33:02</dc:date>
    <dc:creator>Jim Dudish</dc:creator>
    <meta:editing-duration>PT01H23M47S</meta:editing-duration>
    <meta:editing-cycles>42</meta:editing-cycles>
    <meta:generator>OpenOffice.org/3.2$Unix OpenOffice.org_project/320m18$Build-9502</meta:generator>
    <meta:document-statistic meta:table-count="0" meta:image-count="0" meta:object-count="0" meta:page-count="1" meta:paragraph-count="26" meta:word-count="135" meta:character-count="850"/>
  </office:meta>
</office:document-meta>
</file>